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svg:stroke-color="#000000" draw:fill="solid" draw:fill-color="#66ffff" draw:textarea-horizontal-align="justify" draw:textarea-vertical-align="middle" draw:auto-grow-height="false" fo:padding-top="0.176cm" fo:padding-bottom="0.176cm" fo:padding-left="0.301cm" fo:padding-right="0.301cm" draw:shadow="hidden"/>
    </style:style>
    <style:style style:name="gr2" style:family="graphic" style:parent-style-name="standard">
      <style:graphic-properties svg:stroke-width="0.102cm" svg:stroke-color="#000000" draw:fill="solid" draw:fill-color="#9999ff" draw:textarea-horizontal-align="justify" draw:textarea-vertical-align="middle" draw:auto-grow-height="false" fo:padding-top="0.176cm" fo:padding-bottom="0.176cm" fo:padding-left="0.301cm" fo:padding-right="0.301cm" draw:shadow="hidden"/>
    </style:style>
    <style:style style:name="gr3" style:family="graphic" style:parent-style-name="standard">
      <style:graphic-properties svg:stroke-width="0.102cm" svg:stroke-color="#000000" draw:fill="solid" draw:fill-color="#ff3333" draw:textarea-horizontal-align="justify" draw:textarea-vertical-align="middle" draw:auto-grow-height="false" fo:padding-top="0.176cm" fo:padding-bottom="0.176cm" fo:padding-left="0.301cm" fo:padding-right="0.301cm" draw:shadow="hidden"/>
    </style:style>
    <style:style style:name="gr4" style:family="graphic" style:parent-style-name="standard">
      <style:graphic-properties svg:stroke-width="0.102cm" svg:stroke-color="#000000" draw:fill="solid" draw:fill-color="#6666ff" draw:textarea-horizontal-align="justify" draw:textarea-vertical-align="middle" draw:auto-grow-height="false" fo:padding-top="0.176cm" fo:padding-bottom="0.176cm" fo:padding-left="0.301cm" fo:padding-right="0.301cm" draw:shadow="hidden"/>
    </style:style>
    <style:style style:name="gr5" style:family="graphic" style:parent-style-name="objectwithoutfill">
      <style:graphic-properties svg:stroke-width="0.102cm" svg:stroke-color="#000000" draw:marker-end="Arrow" draw:marker-end-width="0.306cm" draw:fill="none" draw:fill-color="#ffffff" draw:textarea-vertical-align="middle" fo:padding-top="0.176cm" fo:padding-bottom="0.176cm" fo:padding-left="0.301cm" fo:padding-right="0.301cm" draw:shadow="hidden"/>
    </style:style>
    <style:style style:name="gr6" style:family="graphic" style:parent-style-name="objectwithoutfill">
      <style:graphic-properties draw:stroke="dash" draw:stroke-dash="Fine_20_Dashed" svg:stroke-width="0.102cm" svg:stroke-color="#000000" draw:marker-end="Arrow" draw:marker-end-width="0.306cm" draw:fill="none" draw:fill-color="#ffffff" draw:textarea-vertical-align="middle" fo:padding-top="0.176cm" fo:padding-bottom="0.176cm" fo:padding-left="0.301cm" fo:padding-right="0.301cm" draw:shadow="hidden"/>
    </style:style>
    <style:style style:name="gr7" style:family="graphic" style:parent-style-name="objectwithoutfill">
      <style:graphic-properties svg:stroke-width="0.102cm" draw:marker-end="Arrow" draw:marker-end-width="0.306cm" draw:fill="none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2" draw:id="id2" draw:layer="layout" svg:width="7.874cm" svg:height="3.556cm" svg:x="0.762cm" svg:y="15.494cm">
          <text:p text:style-name="P1"><text:span text:style-name="T1">Gameview</text:span></text:p>
          <text:p text:style-name="P1"><text:span text:style-name="T1">(View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7.874cm" svg:height="3.74cm" svg:x="9.906cm" svg:y="9.722cm">
          <text:p text:style-name="P1"><text:span text:style-name="T1">Game</text:span></text:p>
          <text:p text:style-name="P1"><text:span text:style-name="T1">(Mode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7.874cm" svg:height="3.656cm" svg:x="19.304cm" svg:y="15.394cm">
          <text:p text:style-name="P1"><text:span text:style-name="T1">GameController</text:span></text:p>
          <text:p text:style-name="P1"><text:span text:style-name="T1">(Controll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4" draw:id="id4" draw:layer="layout" svg:width="3.81cm" svg:height="1.27cm" svg:x="6.35cm" svg:y="5.334cm">
          <text:p text:style-name="P1">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5" draw:id="id5" draw:layer="layout" svg:width="3.81cm" svg:height="1.27cm" svg:x="11.938cm" svg:y="0.254cm">
          <text:p text:style-name="P1">GameSt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6" draw:id="id16" draw:layer="layout" svg:width="3.81cm" svg:height="1.27cm" svg:x="16.51cm" svg:y="0.254cm">
          <text:p text:style-name="P1">GameRu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6" draw:id="id6" draw:layer="layout" svg:width="3.81cm" svg:height="1.27cm" svg:x="0.508cm" svg:y="5.334cm">
          <text:p text:style-name="P1">Fiel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2" draw:id="id12" draw:layer="layout" svg:width="3.81cm" svg:height="1.27cm" svg:x="0.508cm" svg:y="2.794cm">
          <text:p text:style-name="P1">Sto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1" draw:id="id11" draw:layer="layout" svg:width="3.81cm" svg:height="1.27cm" svg:x="18.034cm" svg:y="5.334cm">
          <text:p text:style-name="P1">Play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xml:id="id7" draw:id="id7" draw:layer="layout" svg:x1="13.843cm" svg:y1="13.462cm" svg:x2="13.843cm" svg:y2="13.462cm" draw:start-shape="id1" draw:start-glue-point="2" draw:end-shape="id1" draw:end-glue-point="2" svg:d="M13843 13462z" svg:viewBox="0 0 1 1">
          <text:p/>
        </draw:connector>
        <draw:connector draw:style-name="gr6" draw:text-style-name="P1" draw:layer="layout" svg:x1="8.636cm" svg:y1="17.272cm" svg:x2="19.304cm" svg:y2="17.222cm" draw:start-shape="id2" draw:start-glue-point="1" draw:end-shape="id3" draw:end-glue-point="3" svg:d="M8636 17272h5335v-50h5333" svg:viewBox="0 0 10669 51">
          <text:p/>
        </draw:connector>
        <draw:connector draw:style-name="gr5" draw:text-style-name="P1" xml:id="id8" draw:id="id8" draw:layer="layout" svg:x1="4.699cm" svg:y1="15.494cm" svg:x2="4.699cm" svg:y2="15.494cm" draw:start-shape="id2" draw:start-glue-point="0" draw:end-shape="id2" draw:end-glue-point="0" svg:d="M4699 15494z" svg:viewBox="0 0 1 1">
          <text:p/>
        </draw:connector>
        <draw:connector draw:style-name="gr5" draw:text-style-name="P1" draw:layer="layout" draw:line-skew="0.552cm" svg:x1="0.762cm" svg:y1="17.272cm" svg:x2="9.906cm" svg:y2="11.592cm" draw:start-shape="id2" draw:start-glue-point="3" draw:end-shape="id1" svg:d="M762 17272h1v-5680h9143" svg:viewBox="0 0 9145 5681">
          <text:p/>
        </draw:connector>
        <draw:connector draw:style-name="gr5" draw:text-style-name="P1" draw:layer="layout" svg:x1="13.843cm" svg:y1="9.722cm" svg:x2="10.16cm" svg:y2="5.969cm" draw:start-shape="id1" draw:start-glue-point="0" draw:end-shape="id4" draw:end-glue-point="1" svg:d="M13843 9722v-3753h-3683" svg:viewBox="0 0 3684 3754">
          <text:p/>
        </draw:connector>
        <draw:connector draw:style-name="gr5" draw:text-style-name="P1" draw:layer="layout" svg:x1="13.843cm" svg:y1="9.722cm" svg:x2="13.843cm" svg:y2="1.524cm" draw:start-shape="id1" draw:start-glue-point="0" draw:end-shape="id5" draw:end-glue-point="2" svg:d="M13843 9722v-8198" svg:viewBox="0 0 1 8199">
          <text:p/>
        </draw:connector>
        <draw:connector draw:style-name="gr5" draw:text-style-name="P1" draw:layer="layout" svg:x1="6.35cm" svg:y1="5.969cm" svg:x2="4.318cm" svg:y2="5.969cm" draw:start-shape="id4" draw:start-glue-point="3" draw:end-shape="id6" draw:end-glue-point="1" svg:d="M6350 5969h-2032" svg:viewBox="0 0 2033 1">
          <text:p/>
        </draw:connector>
        <draw:connector draw:style-name="gr5" draw:text-style-name="P1" draw:layer="layout" draw:line-skew="-0.211cm" svg:x1="23.241cm" svg:y1="15.394cm" svg:x2="4.699cm" svg:y2="15.494cm" draw:start-shape="id3" draw:start-glue-point="0" draw:end-shape="id2" svg:d="M23241 15394v-762h-18542v862" svg:viewBox="0 0 18543 863">
          <text:p/>
        </draw:connector>
        <draw:connector draw:style-name="gr5" draw:text-style-name="P1" draw:layer="layout" svg:x1="23.241cm" svg:y1="15.394cm" svg:x2="17.78cm" svg:y2="11.592cm" draw:start-shape="id3" draw:start-glue-point="0" draw:end-shape="id1" draw:end-glue-point="1" svg:d="M23241 15394v-3802h-5461" svg:viewBox="0 0 5462 3803">
          <text:p/>
        </draw:connector>
        <draw:connector draw:style-name="gr6" draw:text-style-name="P1" draw:layer="layout" draw:line-skew="4.572cm" svg:x1="13.843cm" svg:y1="13.462cm" svg:x2="4.699cm" svg:y2="15.494cm" draw:start-shape="id7" draw:start-glue-point="0" draw:end-shape="id8" draw:end-glue-point="0" svg:d="M13843 13462v2032h-9144" svg:viewBox="0 0 9145 2033">
          <text:p/>
        </draw:connector>
        <draw:custom-shape draw:style-name="gr4" draw:text-style-name="P1" xml:id="id9" draw:id="id9" draw:layer="layout" svg:width="3.81cm" svg:height="1.27cm" svg:x="2.032cm" svg:y="8.128cm">
          <text:p text:style-name="P1">Net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0" draw:id="id10" draw:layer="layout" svg:width="3.81cm" svg:height="1.27cm" svg:x="21.844cm" svg:y="8.128cm">
          <text:p text:style-name="P1">K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13.843cm" svg:y1="9.722cm" svg:x2="5.842cm" svg:y2="8.763cm" draw:start-shape="id1" draw:start-glue-point="0" draw:end-shape="id9" svg:d="M13843 9722v-959h-8001" svg:viewBox="0 0 8002 960">
          <text:p/>
        </draw:connector>
        <draw:connector draw:style-name="gr7" draw:text-style-name="P1" draw:layer="layout" svg:x1="13.843cm" svg:y1="9.722cm" svg:x2="21.844cm" svg:y2="8.763cm" draw:start-shape="id1" draw:start-glue-point="0" draw:end-shape="id10" draw:end-glue-point="3" svg:d="M13843 9722v-959h8001" svg:viewBox="0 0 8002 960">
          <text:p/>
        </draw:connector>
        <draw:connector draw:style-name="gr8" draw:text-style-name="P1" draw:layer="layout" svg:x1="13.843cm" svg:y1="9.722cm" svg:x2="18.034cm" svg:y2="5.969cm" draw:start-shape="id1" draw:start-glue-point="0" draw:end-shape="id11" draw:end-glue-point="3" svg:d="M13843 9722v-3753h4191" svg:viewBox="0 0 4192 3754">
          <text:p/>
        </draw:connector>
        <draw:custom-shape draw:style-name="gr4" draw:text-style-name="P1" xml:id="id13" draw:id="id13" draw:layer="layout" svg:width="3.81cm" svg:height="1.27cm" svg:x="0.508cm" svg:y="0.254cm">
          <text:p text:style-name="P1">StoneCol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2.413cm" svg:y1="5.334cm" svg:x2="2.413cm" svg:y2="4.064cm" draw:start-shape="id6" draw:start-glue-point="0" draw:end-shape="id12" draw:end-glue-point="2" svg:d="M2413 5334v-1270" svg:viewBox="0 0 1 1271">
          <text:p/>
        </draw:connector>
        <draw:connector draw:style-name="gr7" draw:text-style-name="P1" draw:layer="layout" svg:x1="2.413cm" svg:y1="2.794cm" svg:x2="2.413cm" svg:y2="1.524cm" draw:start-shape="id12" draw:start-glue-point="0" draw:end-shape="id13" draw:end-glue-point="2" svg:d="M2413 2794v-1270" svg:viewBox="0 0 1 1271">
          <text:p/>
        </draw:connector>
        <draw:custom-shape draw:style-name="gr4" draw:text-style-name="P1" xml:id="id14" draw:id="id14" draw:layer="layout" svg:width="3.81cm" svg:height="1.27cm" svg:x="23.114cm" svg:y="4.826cm">
          <text:p text:style-name="P1">PlayerTyp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21.844cm" svg:y1="5.969cm" svg:x2="23.114cm" svg:y2="5.461cm" draw:start-shape="id11" draw:start-glue-point="1" draw:end-shape="id14" draw:end-glue-point="3" svg:d="M21844 5969h635v-508h635" svg:viewBox="0 0 1271 509">
          <text:p/>
        </draw:connector>
        <draw:custom-shape draw:style-name="gr4" draw:text-style-name="P1" xml:id="id15" draw:id="id15" draw:layer="layout" svg:width="3.81cm" svg:height="1.27cm" svg:x="23.114cm" svg:y="6.605cm">
          <text:p text:style-name="P1">PlayerColo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21.844cm" svg:y1="5.969cm" svg:x2="23.114cm" svg:y2="7.24cm" draw:start-shape="id11" draw:start-glue-point="1" draw:end-shape="id15" draw:end-glue-point="3" svg:d="M21844 5969h635v1271h635" svg:viewBox="0 0 1271 1272">
          <text:p/>
        </draw:connector>
        <draw:connector draw:style-name="gr7" draw:text-style-name="P1" draw:layer="layout" draw:line-skew="-2.322cm" svg:x1="13.843cm" svg:y1="9.722cm" svg:x2="18.415cm" svg:y2="1.524cm" draw:start-shape="id1" draw:start-glue-point="0" draw:end-shape="id16" svg:d="M13843 9722v-6420h4572v-1778" svg:viewBox="0 0 4573 8199">
          <text:p/>
        </draw:connector>
        <draw:custom-shape draw:style-name="gr4" draw:text-style-name="P1" xml:id="id17" draw:id="id17" draw:layer="layout" svg:width="3.81cm" svg:height="1.27cm" svg:x="7.366cm" svg:y="0.254cm">
          <text:p text:style-name="P1">GameTy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line-skew="-2.322cm" svg:x1="13.843cm" svg:y1="9.722cm" svg:x2="9.271cm" svg:y2="1.524cm" draw:start-shape="id1" draw:start-glue-point="0" draw:end-shape="id17" draw:end-glue-point="2" svg:d="M13843 9722v-6420h-4572v-1778" svg:viewBox="0 0 4573 8199">
          <text:p/>
        </draw:connecto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fen Exler</meta:initial-creator>
    <meta:creation-date>2016-11-26T15:30:44.404106626</meta:creation-date>
    <dc:date>2016-12-03T01:00:39.355686227</dc:date>
    <dc:creator>Steffen Exler</dc:creator>
    <meta:editing-duration>PT9M57S</meta:editing-duration>
    <meta:editing-cycles>3</meta:editing-cycles>
    <meta:generator>LibreOffice/4.2.8.2$Linux_X86_64 LibreOffice_project/420m0$Build-2</meta:generator>
    <meta:document-statistic meta:object-count="57"/>
  </office:meta>
</office:document-meta>
</file>